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3333ff"/>
    </style:style>
    <style:style style:name="P2" style:family="paragraph" style:parent-style-name="Standard">
      <style:text-properties fo:color="#3333ff" fo:language="en" fo:country="US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bg" fo:country="BG" style:font-size-asian="14pt" style:font-size-complex="14pt"/>
    </style:style>
    <style:style style:name="T3" style:family="text">
      <style:text-properties fo:font-size="14pt" fo:language="bg" fo:country="BG" fo:font-style="italic" style:font-size-asian="14pt" style:font-style-asian="italic" style:font-size-complex="14pt" style:font-style-complex="italic"/>
    </style:style>
    <style:style style:name="T4" style:family="text">
      <style:text-properties fo:font-size="14pt" fo:language="bg" fo:country="BG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7" style:family="text">
      <style:text-properties fo:color="#cc0000" fo:font-size="14pt" fo:language="bg" fo:country="BG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color="#cc0000" fo:font-size="14pt" fo:language="en" fo:country="US" fo:font-style="italic" style:font-size-asian="14pt" style:font-style-asian="italic" style:font-size-complex="14pt" style:font-style-complex="italic"/>
    </style:style>
    <style:style style:name="T9" style:family="text">
      <style:text-properties fo:color="#cc000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cc0000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cc0000" fo:font-size="14pt" fo:font-style="italic" style:font-size-asian="14pt" style:font-style-asian="italic" style:font-size-complex="14pt" style:font-style-complex="italic"/>
    </style:style>
    <style:style style:name="T12" style:family="text">
      <style:text-properties fo:color="#cc0000" fo:font-weight="bold" style:font-weight-asian="bold" style:font-weight-complex="bold"/>
    </style:style>
    <style:style style:name="T13" style:family="text">
      <style:text-properties fo:color="#999999" fo:font-size="14pt" style:font-size-asian="14pt" style:font-size-complex="14pt"/>
    </style:style>
    <style:style style:name="T14" style:family="text">
      <style:text-properties fo:color="#990000" fo:font-size="14pt" fo:language="bg" fo:country="BG" style:font-size-asian="14pt" style:font-size-complex="14pt"/>
    </style:style>
    <style:style style:name="T15" style:family="text">
      <style:text-properties fo:color="#990000" fo:font-size="14pt" fo:language="en" fo:country="US" style:font-size-asian="14pt" style:font-size-complex="14pt"/>
    </style:style>
    <style:style style:name="T16" style:family="text">
      <style:text-properties fo:font-size="15pt" fo:language="en" fo:country="US" style:font-size-asian="15pt" style:font-size-complex="15pt"/>
    </style:style>
    <style:style style:name="T17" style:family="text">
      <style:text-properties fo:font-size="15pt" fo:language="bg" fo:country="BG" style:font-size-asian="15pt" style:font-size-complex="15pt"/>
    </style:style>
    <style:style style:name="T18" style:family="text">
      <style:text-properties fo:color="#cc0066" fo:font-size="15pt" fo:language="en" fo:country="US" style:font-size-asian="15pt" style:font-size-complex="15pt"/>
    </style:style>
    <style:style style:name="T19" style:family="text">
      <style:text-properties fo:color="#cc0066" fo:font-size="14pt" fo:language="bg" fo:country="BG" style:font-size-asian="14pt" style:font-size-complex="14pt"/>
    </style:style>
    <style:style style:name="T20" style:family="text">
      <style:text-properties fo:color="#ff3333" fo:font-size="10pt" fo:language="en" fo:country="US" style:font-size-asian="10pt" style:font-size-complex="10pt"/>
    </style:style>
    <style:style style:name="T21" style:family="text">
      <style:text-properties fo:color="#ff3333" fo:font-size="15pt" fo:language="bg" fo:country="BG" style:font-size-asian="15pt" style:font-size-complex="15pt"/>
    </style:style>
    <style:style style:name="T22" style:family="text">
      <style:text-properties fo:color="#ff3333" fo:font-size="14pt" fo:language="bg" fo:country="BG" style:font-size-asian="14pt" style:font-size-complex="14pt"/>
    </style:style>
    <style:style style:name="T23" style:family="text">
      <style:text-properties fo:color="#0000ff" fo:font-size="15pt" fo:language="en" fo:country="US" style:font-size-asian="15pt" style:font-size-complex="15pt"/>
    </style:style>
    <style:style style:name="T24" style:family="text">
      <style:text-properties fo:color="#0000ff" fo:font-size="15pt" fo:language="bg" fo:country="BG" style:font-size-asian="15pt" style:font-size-complex="15pt"/>
    </style:style>
    <style:style style:name="T25" style:family="text">
      <style:text-properties fo:color="#0000ff" fo:font-size="14pt" fo:language="bg" fo:country="BG" style:font-size-asian="14pt" style:font-size-complex="14pt"/>
    </style:style>
    <style:style style:name="T26" style:family="text">
      <style:text-properties fo:color="#000000" fo:font-size="14pt" fo:language="bg" fo:country="BG" style:font-size-asian="14pt" style:font-size-complex="14pt"/>
    </style:style>
    <style:style style:name="T27" style:family="text">
      <style:text-properties fo:color="#000000" fo:font-size="14pt" fo:language="bg" fo:country="BG" fo:font-style="italic" style:font-size-asian="14pt" style:font-style-asian="italic" style:font-size-complex="14pt" style:font-style-complex="italic"/>
    </style:style>
    <style:style style:name="T28" style:family="text">
      <style:text-properties fo:color="#000000" fo:font-size="14pt" fo:language="en" fo:country="US" style:font-size-asian="14pt" style:font-size-complex="14pt"/>
    </style:style>
    <style:style style:name="T29" style:family="text">
      <style:text-properties fo:color="#000000" fo:font-size="14pt" fo:language="en" fo:country="US" fo:font-style="italic" style:font-size-asian="14pt" style:font-style-asian="italic" style:font-size-complex="14pt" style:font-style-complex="italic"/>
    </style:style>
    <style:style style:name="T30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31" style:family="text">
      <style:text-properties fo:color="#000000" fo:font-size="14pt" fo:font-style="normal" style:font-size-asian="14pt" style:font-style-asian="normal" style:font-size-complex="14pt" style:font-style-complex="normal"/>
    </style:style>
    <style:style style:name="T32" style:family="text">
      <style:text-properties fo:color="#000000" fo:font-size="12pt" fo:language="en" fo:country="US" fo:font-style="italic" style:font-size-asian="12pt" style:font-style-asian="italic" style:font-size-complex="12pt" style:font-style-complex="italic"/>
    </style:style>
    <style:style style:name="T33" style:family="text">
      <style:text-properties fo:color="#000000" fo:font-size="12pt" fo:language="bg" fo:country="BG" fo:font-style="italic" style:font-size-asian="12pt" style:font-style-asian="italic" style:font-size-complex="12pt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color="#990066" fo:font-size="14pt" fo:language="bg" fo:country="BG" fo:font-style="italic" style:font-size-asian="14pt" style:font-style-asian="italic" style:font-size-complex="14pt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8"/></text:p>
      <text:p text:style-name="Standard"><text:s text:c="50"/><text:span text:style-name="T34"><text:s/></text:span><text:span text:style-name="T12"><text:s/></text:span><text:span text:style-name="T10">Algorithms Complexity</text:span></text:p>
      <text:p text:style-name="Standard"/>
      <text:p text:style-name="Standard">2<draw:frame draw:style-name="fr1" draw:name="graphics1" text:anchor-type="as-char" svg:y="-5.8437in" svg:width="6.5728in" svg:height="5.2189in" draw:z-index="0"><draw:image xlink:href="https://miro.medium.com/max/631/1*iEbD3x2S5KOiEI6ZOltp9w.png" xlink:type="simple" xlink:show="embed" xlink:actuate="onLoad"/></draw:frame> <text:span text:style-name="T13">O(1) –</text:span><text:span text:style-name="T1"> </text:span><text:span text:style-name="T2">константна сложност, Винаги се изпълнява за точно определени стъпки</text:span></text:p>
      <text:p text:style-name="Standard"><text:span text:style-name="T2"/></text:p>
      <text:p text:style-name="Standard"><text:span text:style-name="T14">О(</text:span><text:span text:style-name="T15">log n</text:span><text:span text:style-name="T14">)</text:span><text:span text:style-name="T5">- <text:s/></text:span><text:span text:style-name="T16">lg</text:span><text:span text:style-name="T20">2</text:span><text:span text:style-name="T23">8</text:span><text:span text:style-name="T16"> = </text:span><text:span text:style-name="T18">3</text:span><text:span text:style-name="T16">: </text:span><text:span text:style-name="T17">на коя степен трябва да вдигнем</text:span><text:span text:style-name="T21"> 2-ката</text:span><text:span text:style-name="T17"> за да получим </text:span><text:span text:style-name="T24">8</text:span></text:p>
      <text:p text:style-name="Standard"><text:span text:style-name="T19"><text:s/></text:span><text:span text:style-name="T26">(</text:span><text:span text:style-name="T22">2</text:span><text:span text:style-name="T26"> на 3-та степен = </text:span><text:span text:style-name="T25">8) </text:span><text:span text:style-name="T26">.</text:span><text:span text:style-name="T28"> </text:span><text:span text:style-name="T26">При 4 милиарда имаме 32 стъпки </text:span><text:span text:style-name="T32">(int </text:span><text:span text:style-name="T33">2 на 32 степен</text:span><text:span text:style-name="T32">)</text:span></text:p>
      <text:p text:style-name="Standard"><text:span text:style-name="T32"/></text:p>
      <text:p text:style-name="P1"><text:span text:style-name="T3">О(</text:span><text:span text:style-name="T6">n</text:span><text:span text:style-name="T3">) –</text:span><text:span text:style-name="T6"> </text:span><text:span text:style-name="T3">линейна</text:span></text:p>
      <text:p text:style-name="P1"><text:span text:style-name="T3"/></text:p>
      <text:p text:style-name="P1"><text:span text:style-name="T3"><text:s text:c="40"/></text:span></text:p>
      <text:p text:style-name="P1"><text:span text:style-name="T3"><text:s text:c="41"/></text:span><text:span text:style-name="T4"><text:s/></text:span><text:span text:style-name="T7"><text:s/></text:span><text:span text:style-name="T9">Linear Data structures</text:span></text:p>
      <text:p text:style-name="P1"><text:span text:style-name="T8"/></text:p>
      <text:p text:style-name="P1"><text:span text:style-name="T8">Arrays:</text:span><text:span text:style-name="T29"> </text:span><text:span text:style-name="T27">Поредица от Елементи, вградени в почти всеки език и са много бързи. <text:s/>При търсене на елемент в масив имаме константна сложност( исчисля ве по <text:s/>формула не се обхождат елементите) защото елементите са индексираин точно на определено място в паметта.</text:span></text:p>
      <text:p text:style-name="P1"><text:span text:style-name="T27"/></text:p>
      <text:p text:style-name="P2"><text:span text:style-name="T30"/></text:p>
      <text:p text:style-name="P2"><text:soft-page-break/><text:span text:style-name="T30"/></text:p>
      <text:p text:style-name="P2"><text:span text:style-name="T11">Array List :</text:span><text:span text:style-name="T30"> </text:span><text:span text:style-name="T27">При запълване на капацитета на масива одвоява размера си. </text:span><text:span text:style-name="T31">Get(),Set()</text:span><text:span text:style-name="T30"> </text:span><text:span text:style-name="T35">константа</text:span><text:span text:style-name="T27"> сложност, </text:span><text:span text:style-name="T31">add(), delete()</text:span><text:span text:style-name="T30"> <text:s/></text:span><text:span text:style-name="T27">и те ще имат </text:span><text:span text:style-name="T35">константна</text:span><text:span text:style-name="T27"> сложност само когато се оразмерява масива ще е </text:span><text:span text:style-name="T35">линейна</text:span><text:span text:style-name="T27">!</text:span></text:p>
      <text:p text:style-name="P1"><text:span text:style-name="T27"><text:s text:c="69"/></text:span></text:p>
      <text:p text:style-name="P1"><text:span text:style-name="T27"/></text:p>
      <text:p text:style-name="P1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1M17S</meta:editing-duration>
    <meta:editing-cycles>5</meta:editing-cycles>
    <meta:generator>OpenOffice/4.1.10$Win32 OpenOffice.org_project/4110m2$Build-9807</meta:generator>
    <dc:date>2021-11-02T19:36:24.19</dc:date>
    <dc:creator>alex alex</dc:creator>
    <meta:document-statistic meta:table-count="0" meta:image-count="1" meta:object-count="0" meta:page-count="2" meta:paragraph-count="11" meta:word-count="126" meta:character-count="962"/>
    <meta:user-defined meta:name="Info 1"/>
    <meta:user-defined meta:name="Info 2"/>
    <meta:user-defined meta:name="Info 3"/>
    <meta:user-defined meta:name="Info 4"/>
  </office:meta>
</office:document-meta>
</file>